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Nimbus Roman No9 L" fo:font-size="12pt" style:font-size-asian="12pt" style:font-size-complex="12pt"/>
    </style:style>
    <style:style style:name="P2" style:family="paragraph" style:parent-style-name="Preformatted_20_Text">
      <style:text-properties style:font-name="Nimbus Roman No9 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Preformatted_20_Text">
      <style:text-properties style:font-name="Nimbus Roman No9 L"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Preformatted_20_Text">
      <style:text-properties style:font-name="Courier 10 Pitch" fo:font-size="10pt" fo:font-weight="bold" style:font-size-asian="10pt" style:font-weight-asian="bold" style:font-size-complex="10pt" style:font-weight-complex="bold"/>
    </style:style>
    <style:style style:name="P5" style:family="paragraph" style:parent-style-name="Preformatted_20_Text">
      <style:paragraph-properties fo:break-before="page"/>
      <style:text-properties style:font-name="Nimbus Roman No9 L"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Preformatted_20_Text" style:list-style-name="L1">
      <style:text-properties style:font-name="Nimbus Roman No9 L" fo:font-size="12pt" style:font-size-asian="12pt" style:font-size-complex="12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wo Level Select Redesign</text:p>
      <text:p text:style-name="P1"/>
      <text:p text:style-name="P3">Problem:</text:p>
      <text:p text:style-name="P1">When switching from using SQLite to PostgreSQL the original design for constructing select statements for reports doesn't work. The issue is with ordering of columns that are numerically based but are stored as strings. An example that worked in SQLite using a single level select is shown below:</text:p>
      <text:p text:style-name="P1"/>
      <text:p text:style-name="P4">select distinct dim_date.year_no "Year", dim_date.month_name "Month Name",</text:p>
      <text:p text:style-name="P4"><text:s text:c="3"/>dim_date.day_of_week "Day of Week" </text:p>
      <text:p text:style-name="P4">from dim_date </text:p>
      <text:p text:style-name="P4">where dim_date.year_no in ( '2010') </text:p>
      <text:p text:style-name="P4"><text:s text:c="3"/>and dim_date.month_name in ( 'January') </text:p>
      <text:p text:style-name="P4"><text:s text:c="3"/>and dim_date.day_of_week in ( </text:p>
      <text:p text:style-name="P4"><text:s text:c="6"/>'Sunday', 'Monday', 'Tuesday', 'Wednesday', 'Thursday', </text:p>
      <text:p text:style-name="P4"><text:s text:c="6"/>'Friday', 'Saturday'</text:p>
      <text:p text:style-name="P4">) </text:p>
      <text:p text:style-name="P4">group by dim_date.year_no, dim_date.month_name, dim_date.day_of_week </text:p>
      <text:p text:style-name="P4">order by dim_date.year_no, month_no+100, day_of_week_no;</text:p>
      <text:p text:style-name="P1"/>
      <text:p text:style-name="P1">PostgreSQL doesn't handle the ordering the same way. It requires that any sort (order by) field must also be a select field. To get the same select to work for PostgreSQL the select needs to be turned into a two level select as the following SQL shows:</text:p>
      <text:p text:style-name="P1"/>
      <text:p text:style-name="P4">select "Year", "Month Name", "Day of Week"</text:p>
      <text:p text:style-name="P4">from (</text:p>
      <text:p text:style-name="P4"><text:s text:c="3"/>select distinct dim_date.year_no "Year", dim_date.month_name "Month Name",</text:p>
      <text:p text:style-name="P4"><text:s text:c="6"/>dim_date.day_of_week "Day of Week", right('0' || month_no,2) month_no,</text:p>
      <text:p text:style-name="P4"><text:s text:c="6"/>day_of_week_no</text:p>
      <text:p text:style-name="P4"><text:s text:c="3"/>from dim_date </text:p>
      <text:p text:style-name="P4"><text:s text:c="3"/>where dim_date.year_no in ( '2010') </text:p>
      <text:p text:style-name="P4"><text:s text:c="6"/>and dim_date.month_name in ( 'January') </text:p>
      <text:p text:style-name="P4"><text:s text:c="6"/>and dim_date.day_of_week in ( 'Sunday', 'Monday', 'Tuesday', 'Wednesday',</text:p>
      <text:p text:style-name="P4"><text:s text:c="9"/>'Thursday', 'Friday', 'Saturday') </text:p>
      <text:p text:style-name="P4"><text:s text:c="3"/>group by dim_date.year_no, dim_date.month_name, dim_date.day_of_week, </text:p>
      <text:p text:style-name="P4"><text:s text:c="6"/>right('0' || month_no,2), day_of_week_no </text:p>
      <text:p text:style-name="P4">) T</text:p>
      <text:p text:style-name="P4">order by "Year", month_no, day_of_week_no;</text:p>
      <text:p text:style-name="P1"/>
      <text:p text:style-name="P1">This document details the changes required to make this change in browse_controller.rb.</text:p>
      <text:p text:style-name="P1"/>
      <text:p text:style-name="P3"/>
      <text:p text:style-name="P5">Design Change:</text:p>
      <text:p text:style-name="P1"/>
      <text:list xml:id="list632924105" text:style-name="L1">
        <text:list-item>
          <text:p text:style-name="P6">Modify <text:span text:style-name="T1">format_select_group_order_by_list</text:span> to return an additional select string “outer_select.” The existing select string is the new inner select string. See the following definitions for the new outer and inner select strings.</text:p>
        </text:list-item>
        <text:list-item>
          <text:p text:style-name="P6">Format the new outer_select string based on the old select string (same <text:s/>count of fields) but the select values will be just the “as” name part of the original select string.</text:p>
        </text:list-item>
        <text:list-item>
          <text:p text:style-name="P6">Format the changed select (now inner_select) string to include any required sort fields in addition to the existing display fields which should stay the same (including the “as” part.)</text:p>
        </text:list-item>
        <text:list-item>
          <text:p text:style-name="P6">Format the changed group_by string to include the new sort fields. These fields will include the special_sort definitions.</text:p>
        </text:list-item>
        <text:list-item>
          <text:p text:style-name="P6">Format the changed order_by string to use the second part of the special_sort if there is a special_sort. If not, use the “as” part from the inner select as the ordering field.</text:p>
        </text:list-item>
        <text:list-item>
          <text:p text:style-name="P6">Modify the “special_sort” field in <text:span text:style-name="T1">load_dims_controller.rb</text:span> to include the “as” field name after the definition of the special sort. This additional text will be separated from the existing text by the tilde character. In cases where the special_sort is just a field name then the field name also needs to be included after the tilde character.</text:p>
        </text:list-item>
        <text:list-item>
          <text:p text:style-name="P6">Change the formatting of the final SQL string in <text:span text:style-name="T1">format_the_SQL_for_display_and_execute</text:span> to include the outer_select and order_by as the outer select and the inner_select, from_clause, where_clause, and group_by clause for the inner select.</text:p>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8T12:03:21</dc:date>
    <dc:creator>Ken Buxton</dc:creator>
    <meta:generator>LibreOffice/3.5$Linux_X86_64 LibreOffice_project/350m1$Build-2</meta:generator>
    <meta:editing-duration>P0D</meta:editing-duration>
    <meta:editing-cycles>3</meta:editing-cycles>
    <meta:document-statistic meta:table-count="0" meta:image-count="0" meta:object-count="0" meta:page-count="2" meta:paragraph-count="38" meta:word-count="459" meta:character-count="3217" meta:non-whitespace-character-count="2716"/>
  </office:meta>
</office:document-meta>
</file>